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-Regular1" svg:font-family="Menlo-Regular"/>
    <style:font-face style:name="Arial Unicode MS" svg:font-family="'Arial Unicode MS'" style:font-pitch="variable"/>
    <style:font-face style:name="Menlo-Regular" svg:font-family="Menlo-Regular" style:font-pitch="variable"/>
    <style:font-face style:name="PingFang SC" svg:font-family="'PingFang SC'" style:font-pitch="variable"/>
    <style:font-face style:name="DejaVu Sans Mono" svg:font-family="'DejaVu Sans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71cm" fo:min-width="4.066cm"/>
    </style:style>
    <style:style style:name="gr2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1.213cm" fo:min-width="5.65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dash" draw:stroke-dash="Dash" svg:stroke-width="0.035cm" draw:marker-start-width="0.252cm" draw:marker-end-width="0.252cm" draw:fill="none" draw:textarea-horizontal-align="justify" draw:textarea-vertical-align="middle" draw:auto-grow-height="false" fo:min-height="1.213cm" fo:min-width="5.65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5cm" fo:min-width="0cm"/>
      <style:paragraph-properties style:writing-mode="lr-tb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733cm" fo:min-width="5.598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draw:stroke="dash" draw:stroke-dash="Dash" svg:stroke-width="0.035cm" draw:marker-start-width="0.252cm" draw:marker-end="Arrowheads_20_10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7.73cm"/>
      <style:paragraph-properties style:writing-mode="lr-tb"/>
    </style:style>
    <style:style style:name="gr8" style:family="graphic" style:parent-style-name="objectwithoutfill">
      <style:graphic-properties draw:stroke="solid" draw:stroke-dash="Dash" svg:stroke-width="0.035cm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5.59cm"/>
      <style:paragraph-properties style:writing-mode="lr-tb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62cm" fo:min-width="5.557cm"/>
      <style:paragraph-properties style:writing-mode="lr-tb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54cm" fo:min-width="3.413cm"/>
      <style:paragraph-properties style:writing-mode="lr-tb"/>
    </style:style>
    <style:style style:name="gr13" style:family="graphic" style:parent-style-name="standard" style:list-style-name="L1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788cm" fo:min-width="4.859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 style:list-style-name="L1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91cm" fo:min-width="5.631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withoutfill">
      <style:graphic-properties svg:stroke-width="0.035cm" draw:marker-start-width="0.252cm" draw:marker-end="Arrowheads_20_11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draw:marker-start-width="0.252cm" draw:marker-end="Arrowheads_20_12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text-autospace="none" style:writing-mode="lr-tb">
        <style:tab-stops>
          <style:tab-stop style:position="1.046cm"/>
        </style:tab-stops>
      </style:paragraph-properties>
      <style:text-properties fo:color="#000000" loext:opacity="100%" style:font-name="DejaVu Sans Mono" fo:font-size="11pt" style:font-name-asian="Menlo-Regular1" style:font-size-asian="12pt" style:font-name-complex="Menlo-Regular1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1.046cm"/>
        </style:tab-stops>
      </style:paragraph-properties>
      <style:text-properties fo:color="#000000" loext:opacity="100%" style:font-name="DejaVu Sans Mono" fo:font-size="11pt" style:font-name-asian="Menlo-Regular1" style:font-size-asian="12pt" style:font-name-complex="Menlo-Regular1" style:font-size-complex="12pt"/>
    </style:style>
    <style:style style:name="P4" style:family="paragraph">
      <loext:graphic-properties draw:fill="solid" draw:fill-color="#ffffff"/>
      <style:paragraph-properties fo:text-align="center" style:text-autospace="none" style:writing-mode="lr-tb">
        <style:tab-stops>
          <style:tab-stop style:position="1.046cm"/>
        </style:tab-stops>
      </style:paragraph-properties>
      <style:text-properties fo:color="#000000" loext:opacity="100%" style:font-name="DejaVu Sans Mono" fo:font-size="11pt" style:font-name-asian="Menlo-Regular1" style:font-size-asian="12pt" style:font-name-complex="Menlo-Regular1" style:font-size-complex="12pt"/>
    </style:style>
    <style:style style:name="P5" style:family="paragraph">
      <loext:graphic-properties draw:fill="none"/>
      <style:paragraph-properties fo:text-align="center" style:text-autospace="none" style:writing-mode="lr-tb">
        <style:tab-stops>
          <style:tab-stop style:position="1.046cm"/>
        </style:tab-stops>
      </style:paragraph-properties>
      <style:text-properties fo:color="#000000" loext:opacity="100%" style:font-name="DejaVu Sans Mono" fo:font-size="11pt" style:font-name-asian="Menlo-Regular1" style:font-size-asian="12pt" style:font-name-complex="Menlo-Regular1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972f" loext:opacity="100%" style:font-name="DejaVu Sans Mono" fo:font-size="11pt" fo:font-style="italic" style:font-size-asian="12pt" style:font-style-asian="italic" style:font-size-complex="12pt" style:font-style-complex="italic"/>
    </style:style>
    <style:style style:name="P8" style:family="paragraph">
      <style:paragraph-properties fo:text-align="center" style:text-autospace="none" style:writing-mode="lr-tb">
        <style:tab-stops>
          <style:tab-stop style:position="1.046cm"/>
        </style:tab-stops>
      </style:paragraph-properties>
      <style:text-properties fo:color="#ffffff" loext:opacity="100%" style:font-name="DejaVu Sans Mono" fo:font-size="11pt" style:font-name-asian="Menlo-Regular1" style:font-size-asian="12pt" style:font-name-complex="Menlo-Regular1" style:font-size-complex="12pt"/>
    </style:style>
    <style:style style:name="P9" style:family="paragraph">
      <loext:graphic-properties draw:fill="none"/>
      <style:paragraph-properties fo:text-align="center" style:text-autospace="none" style:writing-mode="lr-tb">
        <style:tab-stops>
          <style:tab-stop style:position="1.046cm"/>
        </style:tab-stops>
      </style:paragraph-properties>
      <style:text-properties fo:color="#ffffff" loext:opacity="100%" style:font-name="DejaVu Sans Mono" fo:font-size="11pt" style:font-name-asian="Menlo-Regular1" style:font-size-asian="12pt" style:font-name-complex="Menlo-Regular1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1.046cm"/>
        </style:tab-stops>
      </style:paragraph-properties>
      <style:text-properties fo:color="#ffffff" loext:opacity="100%" style:font-name="DejaVu Sans Mono" fo:font-size="11pt" style:font-name-asian="Menlo-Regular1" style:font-size-asian="12pt" style:font-name-complex="Menlo-Regular1" style:font-size-complex="12pt"/>
    </style:style>
    <style:style style:name="P11" style:family="paragraph">
      <loext:graphic-properties draw:fill="none"/>
      <style:paragraph-properties fo:text-align="start" style:writing-mode="lr-tb"/>
      <style:text-properties style:font-name="DejaVu Sans Mono" fo:font-size="11pt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text-align="start" style:writing-mode="lr-tb"/>
      <style:text-properties style:font-name="DejaVu Sans Mono" fo:font-size="11pt"/>
    </style:style>
    <style:style style:name="P15" style:family="paragraph">
      <loext:graphic-properties draw:fill="none"/>
      <style:paragraph-properties fo:text-align="center"/>
      <style:text-properties style:font-name="DejaVu Sans Mono" fo:font-size="11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style:font-name="DejaVu Sans Mono" fo:font-size="11pt"/>
    </style:style>
    <style:style style:name="P18" style:family="paragraph">
      <loext:graphic-properties draw:fill="none" draw:fill-color="#ffffff"/>
      <style:paragraph-properties style:writing-mode="lr-tb"/>
      <style:text-properties fo:color="#3465a4" loext:opacity="100%" style:font-name="DejaVu Sans Mono" fo:font-size="11pt" fo:font-weight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3465a4" loext:opacity="100%" style:font-name="DejaVu Sans Mono" fo:font-size="11pt" fo:font-weight="bold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1.046cm"/>
        </style:tab-stops>
      </style:paragraph-properties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1.046cm"/>
        </style:tab-stops>
      </style:paragraph-properties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Menlo-Regular1" style:font-size-asian="12pt" style:font-style-asian="normal" style:font-weight-asian="normal" style:font-name-complex="Menlo-Regular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972f" loext:opacity="100%" style:font-name="DejaVu Sans Mono" fo:font-size="11pt" fo:font-style="italic" style:font-size-asian="12pt" style:font-style-asian="italic" style:font-size-complex="12pt" style:font-style-complex="italic"/>
    </style:style>
    <style:style style:name="T3" style:family="text">
      <style:text-properties style:font-name="DejaVu Sans Mono" fo:font-size="11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PingFang SC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465a4" loext:opacity="100%" style:font-name="DejaVu Sans Mono" fo:font-size="1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66cm" svg:height="0.621cm" svg:x="7.323cm" svg:y="20.4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6.35cm" svg:height="1.657cm" svg:x="20.543cm" svg:y="3.604cm">
          <text:p text:style-name="P2"><text:span text:style-name="T1">OUTPUT_DROID</text:span></text:p>
          <text:p text:style-name="P3"><text:span text:style-name="T1">Polish//values-p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6.35cm" svg:height="1.657cm" svg:x="0.774cm" svg:y="1.773cm">
          <text:p text:style-name="P2"><text:span text:style-name="T1">OUPUT_DROID</text:span></text:p>
          <text:p text:style-name="P2"><text:span text:style-name="T1">Polish//values-p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14.943cm" svg:height="0.775cm" svg:x="0.486cm" svg:y="20.422cm">
          <draw:text-box>
            <text:p text:style-name="P6"><text:span text:style-name="T2">ImportDataflowDiagram_pl.odg </text:span><text:span text:style-name="T2"><text:date style:data-style-name="D1" text:date-value="2021-02-09">2/9/21</text:date></text:span><text:span text:style-name="T2"><text:s/></text:span><text:span text:style-name="T2"><text:time style:data-style-name="T1" text:time-value="00:00:00">12:16:25 PM</text:time></text:span></text:p>
          </draw:text-box>
        </draw:frame>
        <draw:custom-shape draw:style-name="gr5" draw:text-style-name="P9" xml:id="id7" draw:id="id7" draw:layer="layout" svg:width="6.35cm" svg:height="2.235cm" svg:x="0.774cm" svg:y="8.552cm">
          <text:p text:style-name="P8"><text:span text:style-name="T1">SOURCE_TSV</text:span></text:p>
          <text:p text:style-name="P8"><text:span text:style-name="T1">Polish_pl.tsv</text:span></text:p>
          <text:p text:style-name="P8"><text:span text:style-name="T1">Polish_pl_appstore.tsv</text:span></text:p>
          <text:p text:style-name="P8"><text:span text:style-name="T1">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xml:id="id3" draw:id="id3" draw:layer="layout" svg:width="6.35cm" svg:height="1.657cm" svg:x="0.774cm" svg:y="15.876cm">
          <text:p text:style-name="P8"><text:span text:style-name="T1">OUTPUT_APPLE</text:span></text:p>
          <text:p text:style-name="P10"><text:span text:style-name="T1">Polish//*.xliff</text:span></text:p>
          <text:p text:style-name="P10"><text:span text:style-name="T1">Polish//pl.xl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1" draw:layer="layout" svg:x1="7.124cm" svg:y1="2.601cm" svg:x2="14.477cm" svg:y2="3.608cm" draw:start-shape="id1" draw:start-glue-point="1" draw:end-shape="id2" draw:end-glue-point="5" svg:d="M7124 2601h7353v1007" svg:viewBox="0 0 7354 1008">
          <text:p/>
        </draw:connector>
        <draw:frame draw:style-name="gr7" draw:text-style-name="P14" draw:layer="layout" svg:width="9.35cm" svg:height="6.14cm" svg:x="10.486cm" svg:y="6.359cm">
          <draw:text-box>
            <text:p text:style-name="P12"><text:span text:style-name="T3">Process:</text:span></text:p>
            <text:p text:style-name="P12"><text:span text:style-name="T3">• </text:span><text:span text:style-name="T3">diff: key_* sets</text:span></text:p>
            <text:p text:style-name="P12"><text:span text:style-name="T3">• </text:span><text:span text:style-name="T3">check: translations</text:span></text:p>
            <text:p text:style-name="P12"><text:span text:style-name="T4">• </text:span><text:span text:style-name="T4">apply: lang_value, lang_note</text:span></text:p>
            <text:p text:style-name="P12"><text:span text:style-name="T4"/></text:p>
            <text:p text:style-name="P12"><text:span text:style-name="T4">Report:</text:span></text:p>
            <text:p text:style-name="P13"><text:span text:style-name="T4">• </text:span><text:span text:style-name="T4">keys added or missing</text:span></text:p>
            <text:p text:style-name="P13"><text:span text:style-name="T4">• </text:span><text:span text:style-name="T3">base_value/base_note mismatches</text:span></text:p>
            <text:p text:style-name="P13"><text:span text:style-name="T3">• </text:span><text:span text:style-name="T3">translation missing or untranslated</text:span></text:p>
            <text:p text:style-name="P13"><text:span text:style-name="T3"/></text:p>
            <text:p text:style-name="P13"><text:span text:style-name="T3">Fix: </text:span></text:p>
            <text:p text:style-name="P13"><text:span text:style-name="T3">• </text:span><text:span text:style-name="T3">resolve unexpected key_* differences</text:span></text:p>
            <text:p text:style-name="P13"><text:span text:style-name="T3">• </text:span><text:span text:style-name="T3">iterate translation spreadsheets</text:span></text:p>
          </draw:text-box>
        </draw:frame>
        <draw:connector draw:style-name="gr6" draw:text-style-name="P15" draw:layer="layout" svg:x1="7.124cm" svg:y1="16.704cm" svg:x2="14.477cm" svg:y2="15.818cm" draw:start-shape="id3" draw:start-glue-point="1" draw:end-shape="id4" draw:end-glue-point="8" svg:d="M7124 16704h7353v-886" svg:viewBox="0 0 7354 887">
          <text:p/>
        </draw:connector>
        <draw:custom-shape draw:style-name="gr2" draw:text-style-name="P4" xml:id="id6" draw:id="id6" draw:layer="layout" svg:width="6.35cm" svg:height="1.657cm" svg:x="20.57cm" svg:y="14.166cm">
          <text:p text:style-name="P2"><text:span text:style-name="T1">OUTPUT_APPLE</text:span></text:p>
          <text:p text:style-name="P3"><text:span text:style-name="T1">Polish//*.xliff</text:span></text:p>
          <text:p text:style-name="P3"><text:span text:style-name="T1">Polish//pl.xli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5" draw:layer="layout" svg:x1="18.152cm" svg:y1="4.432cm" svg:x2="20.543cm" svg:y2="4.432cm" draw:start-shape="id2" draw:start-glue-point="6" draw:end-shape="id5" draw:end-glue-point="3" svg:d="M18152 4432h2391" svg:viewBox="0 0 2392 1">
          <text:p/>
        </draw:connector>
        <draw:connector draw:style-name="gr9" draw:text-style-name="P15" draw:layer="layout" svg:x1="18.152cm" svg:y1="14.994cm" svg:x2="20.57cm" svg:y2="14.994cm" draw:start-shape="id4" draw:start-glue-point="6" draw:end-shape="id6" draw:end-glue-point="3" svg:d="M18152 14994h2418" svg:viewBox="0 0 2419 1">
          <text:p/>
        </draw:connector>
        <draw:frame draw:style-name="gr10" draw:text-style-name="P17" draw:layer="layout" svg:width="6.09cm" svg:height="1.61cm" svg:x="0.68cm" svg:y="3.665cm">
          <draw:text-box>
            <text:p><text:span text:style-name="T3">Action:</text:span></text:p>
            <text:p text:style-name="P16"><text:span text:style-name="T4">• </text:span><text:span text:style-name="T4">pre-check: key pairing</text:span></text:p>
            <text:p text:style-name="P16"><text:span text:style-name="T4">• </text:span><text:span text:style-name="T4">add: key pairing</text:span></text:p>
          </draw:text-box>
        </draw:frame>
        <draw:frame draw:style-name="gr11" draw:text-style-name="P18" draw:layer="layout" svg:width="6.09cm" svg:height="0.712cm" svg:x="0.904cm" svg:y="7.911cm">
          <draw:text-box>
            <text:p><text:span text:style-name="T5">Translation Spreadsheets</text:span></text:p>
          </draw:text-box>
        </draw:frame>
        <draw:frame draw:style-name="gr12" draw:text-style-name="P19" draw:layer="layout" svg:width="4.46cm" svg:height="1.157cm" svg:x="21.406cm" svg:y="2.42cm">
          <draw:text-box>
            <text:p text:style-name="P6"><text:span text:style-name="T5">Android App Files</text:span></text:p>
            <text:p text:style-name="P6"><text:span text:style-name="T5">(completed)</text:span></text:p>
          </draw:text-box>
        </draw:frame>
        <draw:custom-shape draw:style-name="gr13" draw:text-style-name="P21" xml:id="id2" draw:id="id2" draw:layer="layout" svg:width="8.511cm" svg:height="1.648cm" svg:x="10.221cm" svg:y="3.608cm">
          <text:p text:style-name="P20"><text:span text:style-name="T1">UPDATE</text:span></text:p>
          <text:p text:style-name="P20"><text:span text:style-name="T1">TSV into Android Files</text:span></text:p>
          <draw:enhanced-geometry svg:viewBox="0 0 21600 21600" draw:glue-points="?f6 0 10800 ?f8 ?f11 10800 ?f9 21600 10800 ?f10 ?f5 10800" draw:text-areas="?f3 ?f3 ?f4 ?f4" draw:type="parallelogram" draw:modifiers="2948.6842105263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21" xml:id="id4" draw:id="id4" draw:layer="layout" svg:width="8.511cm" svg:height="1.648cm" svg:x="10.221cm" svg:y="14.17cm">
          <text:p text:style-name="P20"><text:span text:style-name="T1">UPDATE</text:span></text:p>
          <text:p text:style-name="P20"><text:span text:style-name="T1">TSV into Apple Files</text:span></text:p>
          <draw:enhanced-geometry svg:viewBox="0 0 21600 21600" draw:glue-points="?f6 0 10800 ?f8 ?f11 10800 ?f9 21600 10800 ?f10 ?f5 10800" draw:text-areas="?f3 ?f3 ?f4 ?f4" draw:type="parallelogram" draw:modifiers="2948.6842105263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2" draw:text-style-name="P19" draw:layer="layout" svg:width="3.995cm" svg:height="1.157cm" svg:x="21.57cm" svg:y="13.055cm">
          <draw:text-box>
            <text:p text:style-name="P6"><text:span text:style-name="T5">Apple App Files</text:span></text:p>
            <text:p text:style-name="P6"><text:span text:style-name="T5">(completed)</text:span></text:p>
          </draw:text-box>
        </draw:frame>
        <draw:frame draw:style-name="gr12" draw:text-style-name="P19" draw:layer="layout" svg:width="3.995cm" svg:height="1.157cm" svg:x="1.719cm" svg:y="14.759cm">
          <draw:text-box>
            <text:p text:style-name="P6"><text:span text:style-name="T5">Apple App Files</text:span></text:p>
            <text:p text:style-name="P6"><text:span text:style-name="T5">(to be updated)</text:span></text:p>
          </draw:text-box>
        </draw:frame>
        <draw:frame draw:style-name="gr12" draw:text-style-name="P19" draw:layer="layout" svg:width="4.46cm" svg:height="1.157cm" svg:x="1.719cm" svg:y="0.748cm">
          <draw:text-box>
            <text:p text:style-name="P6"><text:span text:style-name="T5">Android App Files</text:span></text:p>
            <text:p text:style-name="P6"><text:span text:style-name="T5">(to be updated)</text:span></text:p>
          </draw:text-box>
        </draw:frame>
        <draw:connector draw:style-name="gr15" draw:text-style-name="P22" draw:layer="layout" svg:x1="7.124cm" svg:y1="9.669cm" svg:x2="10.802cm" svg:y2="4.432cm" draw:start-shape="id7" draw:start-glue-point="1" draw:end-shape="id2" draw:end-glue-point="9" svg:d="M7124 9669h1549v-5237h2129" svg:viewBox="0 0 3679 5238">
          <text:p/>
        </draw:connector>
        <draw:connector draw:style-name="gr16" draw:text-style-name="P22" draw:layer="layout" svg:x1="7.124cm" svg:y1="9.669cm" svg:x2="10.802cm" svg:y2="14.994cm" draw:start-shape="id7" draw:start-glue-point="1" draw:end-shape="id4" draw:end-glue-point="9" svg:d="M7124 9669h1549v5325h2129" svg:viewBox="0 0 3679 532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-Regular1" svg:font-family="Menlo-Regular"/>
    <style:font-face style:name="Arial Unicode MS" svg:font-family="'Arial Unicode MS'" style:font-pitch="variable"/>
    <style:font-face style:name="Menlo-Regular" svg:font-family="Menlo-Regular" style:font-pitch="variable"/>
    <style:font-face style:name="PingFang SC" svg:font-family="'PingFang SC'" style:font-pitch="variable"/>
    <style:font-face style:name="DejaVu Sans Mono" svg:font-family="'DejaVu Sans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2-04T15:01:16.115981758</meta:creation-date>
    <dc:date>2021-02-09T12:16:25.360759258</dc:date>
    <meta:editing-duration>PT14H9M36S</meta:editing-duration>
    <meta:editing-cycles>54</meta:editing-cycles>
    <meta:generator>LibreOffice/7.0.4.2$MacOSX_X86_64 LibreOffice_project/dcf040e67528d9187c66b2379df5ea4407429775</meta:generator>
    <meta:print-date>2021-02-07T14:59:29.537855686</meta:print-date>
    <meta:document-statistic meta:object-count="22"/>
  </office:meta>
</office:document-meta>
</file>